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ext-properties fo:color="#009900" fo:font-size="10pt" style:font-size-asian="10pt" style:font-size-complex="10pt"/>
    </style:style>
    <style:style style:name="ce12" style:family="table-cell" style:parent-style-name="Default">
      <style:text-properties fo:color="#009900"/>
    </style:style>
    <style:style style:name="ce13" style:family="table-cell" style:parent-style-name="Default">
      <style:text-properties fo:color="#c5000b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try game with more cutOff in fast mod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working for larger N,M,K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8"/>
          <table:table-cell table:style-name="ce2" office:value-type="string" calcext:value-type="string">
            <text:p>Jump scenarios ache se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table:style-name="ce11" office:value-type="string" calcext:value-type="string">
            <text:p>pruning ache se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lpha-beta 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-star</text:p>
          </table:table-cell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table:style-name="ce12" office:value-type="string" calcext:value-type="string">
            <text:p>ut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8"/>
          <table:table-cell table:style-name="ce2" office:value-type="string" calcext:value-type="string">
            <text:p>proper test block condi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8"/>
          <table:table-cell office:value-type="string" calcext:value-type="string">
            <text:p>test properly taking both 1<text:span text:style-name="T1">st</text:span> player &amp; 2<text:span text:style-name="T1">nd</text:span> player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walls wt itni jyada karne ke baad bi kyun wall lagai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3" office:value-type="string" calcext:value-type="string">
            <text:p>test final scenarios logic modified in utility &amp; getmemov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Specific startings to avoid t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ecific strategic starting positions</text:p>
          </table:table-cell>
          <table:table-cell table:number-columns-repeated="8"/>
          <table:table-cell table:style-name="ce6" office:value-type="string" calcext:value-type="string">
            <text:p>win ho gya to move_player na checko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eadlock thing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Time ke hisaab se cutoff</text:p>
          </table:table-cell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utoff to be changed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st mod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ssue</text:p>
          </table:table-cell>
          <table:table-cell table:number-columns-repeated="7"/>
          <table:table-cell table:style-name="ce1" office:value-type="string" calcext:value-type="string">
            <text:p>Pange:</text:p>
          </table:table-cell>
          <table:table-cell/>
        </table:table-row>
        <table:table-row table:style-name="ro1">
          <table:table-cell table:number-columns-repeated="11"/>
          <table:table-cell table:style-name="ce6" office:value-type="string" calcext:value-type="string">
            <text:p>there are scenarios where in we don't have answer ki upar/neeche ja hi kyun rha hai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thing</text:p>
          </table:table-cell>
          <table:table-cell table:number-columns-repeated="8"/>
          <table:table-cell table:style-name="ce6" office:value-type="string" calcext:value-type="string">
            <text:p>Still oscillating with cutoff increas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 mein don't chk time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Increase cutoff if tim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dify time per move at every ste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5:04:32.889133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23T20:39:10.180752044</dc:date>
    <meta:editing-duration>PT23H20M35S</meta:editing-duration>
    <meta:editing-cycles>90</meta:editing-cycles>
    <meta:generator>LibreOffice/4.3.3.2$Linux_X86_64 LibreOffice_project/430m0$Build-2</meta:generator>
    <meta:document-statistic meta:table-count="1" meta:cell-count="46" meta:object-count="0"/>
  </office:meta>
</office:document-meta>
</file>